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 fo:font-size="10.5pt" fo:font-weight="normal"/>
    </style:style>
    <style:style style:name="T3" style:family="text">
      <style:text-properties fo:color="#dcdcaa" loext:opacity="100%" style:font-name="Consolas" fo:font-size="10.5pt" fo:font-weight="normal" fo:background-color="#1e1e1e" loext:char-shading-value="0"/>
    </style:style>
    <style:style style:name="T4" style:family="text">
      <style:text-properties fo:color="#d4d4d4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 fo:background-color="#1e1e1e" loext:char-shading-value="0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style:font-name="Consolas" fo:font-size="10.5pt" fo:font-weight="normal"/>
    </style:style>
    <style:style style:name="T11" style:family="text">
      <style:text-properties fo:color="#c586c0" loext:opacity="100%" style:font-name="Consolas" fo:font-size="10.5pt" fo:font-weight="normal" fo:background-color="#1e1e1e" loext:char-shading-value="0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 fo:background-color="#1e1e1e" loext:char-shading-value="0"/>
    </style:style>
    <style:style style:name="T15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!/bin/bash</text:p>
      <text:p text:style-name="P5"/>
      <text:p text:style-name="P5"><text:span text:style-name="T3">menu</text:span><text:span text:style-name="T4">(){</text:span></text:p>
      <text:p text:style-name="P5"><text:span text:style-name="T4">clear</text:span></text:p>
      <text:p text:style-name="P5"><text:span text:style-name="T3">read</text:span><text:span text:style-name="T4"> -p </text:span><text:span text:style-name="T8">"Indica una ip: "</text:span><text:span text:style-name="T4"> turip</text:span></text:p>
      <text:p text:style-name="P1"><text:span text:style-name="T9">if</text:span> [[ <text:span text:style-name="T12">$turip</text:span> != *.*.*.* ]]; <text:span text:style-name="T9">then</text:span></text:p>
      <text:p text:style-name="P1"><text:span text:style-name="T1">echo</text:span> <text:span text:style-name="T6">"El formato de ip no es valido"</text:span></text:p>
      <text:p text:style-name="P1"><text:span text:style-name="T1">echo</text:span> <text:span text:style-name="T6">"La ip debe estar en formato -.-.-.-"</text:span></text:p>
      <text:p text:style-name="P1">sleep 5</text:p>
      <text:p text:style-name="P1">menu</text:p>
      <text:p text:style-name="P5"><text:span text:style-name="T11">fi</text:span></text:p>
      <text:p text:style-name="P1"><text:span text:style-name="T1">echo</text:span> <text:span text:style-name="T6">"MENU"</text:span></text:p>
      <text:p text:style-name="P1"><text:span text:style-name="T1">echo</text:span> <text:span text:style-name="T6">"--------------------------------------------"</text:span></text:p>
      <text:p text:style-name="P1"><text:span text:style-name="T1">echo</text:span> <text:span text:style-name="T6">"1.    Mostrar la IP del equipo"</text:span></text:p>
      <text:p text:style-name="P1"><text:span text:style-name="T1">echo</text:span> <text:span text:style-name="T6">"2.    Ping a </text:span><text:span text:style-name="T12">$turip</text:span><text:span text:style-name="T6">"</text:span></text:p>
      <text:p text:style-name="P1"><text:span text:style-name="T1">echo</text:span> <text:span text:style-name="T6">"3.    Tracepath a </text:span><text:span text:style-name="T12">$turip</text:span><text:span text:style-name="T6">"</text:span></text:p>
      <text:p text:style-name="P1"><text:span text:style-name="T1">echo</text:span> <text:span text:style-name="T6">"4.    Whois a </text:span><text:span text:style-name="T12">$turip</text:span><text:span text:style-name="T6">"</text:span></text:p>
      <text:p text:style-name="P1"><text:span text:style-name="T1">echo</text:span> <text:span text:style-name="T6">"5.    Salir"</text:span></text:p>
      <text:p text:style-name="P5"><text:span text:style-name="T3">echo</text:span><text:span text:style-name="T4"> </text:span><text:span text:style-name="T8">""</text:span></text:p>
      <text:p text:style-name="P1"><text:span text:style-name="T9">while</text:span> <text:span text:style-name="T1">true</text:span>;</text:p>
      <text:p text:style-name="P4">do</text:p>
      <text:p text:style-name="P5"><text:span text:style-name="T5">    </text:span><text:span text:style-name="T3">read</text:span><text:span text:style-name="T4"> -p </text:span><text:span text:style-name="T8">"Elige una opción del menú: "</text:span><text:span text:style-name="T4"> respuesta</text:span></text:p>
      <text:p text:style-name="P5"><text:span text:style-name="T5">    </text:span><text:span text:style-name="T11">if</text:span><text:span text:style-name="T4"> [[ -z </text:span><text:span text:style-name="T14">$respuesta</text:span><text:span text:style-name="T4"> ]]; </text:span><text:span text:style-name="T11">then</text:span></text:p>
      <text:p text:style-name="P2">        <text:span text:style-name="T2">echo</text:span><text:span text:style-name="T15"> </text:span><text:span text:style-name="T7">"Error, No se ha introducido una opcion"</text:span></text:p>
      <text:p text:style-name="P2">        <text:span text:style-name="T2">exit</text:span><text:span text:style-name="T15"> 1</text:span></text:p>
      <text:p text:style-name="P2">    <text:span text:style-name="T10">else</text:span></text:p>
      <text:p text:style-name="P2">        <text:span text:style-name="T10">case</text:span><text:span text:style-name="T15"> </text:span><text:span text:style-name="T13">$respuesta</text:span><text:span text:style-name="T15"> </text:span><text:span text:style-name="T10">in</text:span></text:p>
      <text:p text:style-name="P2">        <text:span text:style-name="T15">1) ip a</text:span></text:p>
      <text:p text:style-name="P2">            <text:span text:style-name="T15">sleep 5</text:span></text:p>
      <text:p text:style-name="P5"><text:span text:style-name="T5">            </text:span><text:span text:style-name="T4">;;</text:span></text:p>
      <text:p text:style-name="P2">        <text:span text:style-name="T15">2) ping </text:span><text:span text:style-name="T13">$turip</text:span></text:p>
      <text:p text:style-name="P2">        <text:span text:style-name="T15">sleep 5</text:span></text:p>
      <text:p text:style-name="P2">            <text:span text:style-name="T15">;;</text:span></text:p>
      <text:p text:style-name="P2">        <text:span text:style-name="T15">3) traceroute </text:span><text:span text:style-name="T13">$turip</text:span></text:p>
      <text:p text:style-name="P2">        <text:span text:style-name="T15">sleep 5</text:span></text:p>
      <text:p text:style-name="P5"><text:span text:style-name="T5">            </text:span><text:span text:style-name="T4">;;</text:span></text:p>
      <text:p text:style-name="P2">        <text:span text:style-name="T15">4) whois </text:span><text:span text:style-name="T13">$turip</text:span></text:p>
      <text:p text:style-name="P2">        <text:span text:style-name="T15">sleep 5</text:span></text:p>
      <text:p text:style-name="P5"><text:span text:style-name="T5">            </text:span><text:span text:style-name="T4">;;</text:span></text:p>
      <text:p text:style-name="P2">        <text:span text:style-name="T15">5|salir|Salir) </text:span><text:span text:style-name="T2">echo</text:span><text:span text:style-name="T15"> </text:span><text:span text:style-name="T7">"Programa finalizado"</text:span></text:p>
      <text:p text:style-name="P2">        <text:span text:style-name="T2">exit</text:span><text:span text:style-name="T15"> 0</text:span></text:p>
      <text:p text:style-name="P5"><text:span text:style-name="T5">            </text:span><text:span text:style-name="T4">;;</text:span></text:p>
      <text:p text:style-name="P2">        <text:span text:style-name="T15">*) </text:span><text:span text:style-name="T2">echo</text:span><text:span text:style-name="T15"> </text:span><text:span text:style-name="T7">"No has selecionado una opción valida"</text:span></text:p>
      <text:p text:style-name="P2">        <text:span text:style-name="T2">exit</text:span><text:span text:style-name="T15"> 0</text:span></text:p>
      <text:p text:style-name="P2">            <text:span text:style-name="T15">;;</text:span></text:p>
      <text:p text:style-name="P2">    <text:span text:style-name="T10">esac</text:span></text:p>
      <text:p text:style-name="P2">    <text:span text:style-name="T10">fi</text:span></text:p>
      <text:p text:style-name="P4">done</text:p>
      <text:p text:style-name="P1">}</text:p>
      <text:p text:style-name="P5"/>
      <text:p text:style-name="P1">menu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6:24:20.048000000</meta:creation-date>
    <dc:date>2022-10-11T16:27:34.979000000</dc:date>
    <meta:editing-duration>PT3M1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9" meta:word-count="148" meta:character-count="972" meta:non-whitespace-character-count="643"/>
  </office:meta>
</office:document-meta>
</file>